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43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0"/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0.961in" svg:y="3.3335in">
            <draw:object draw:notify-on-update-of-ranges="Sheet1.A1:Sheet1.A16 Sheet1.C1:Sheet1.C16 Sheet1.J1:Sheet1.J17 Sheet1.D1:Sheet1.D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43252" calcext:value-type="float">
            <text:p>0.00143252</text:p>
          </table:table-cell>
          <table:table-cell office:value-type="float" office:value="0.00296159" calcext:value-type="float">
            <text:p>0.00296159</text:p>
          </table:table-cell>
          <table:table-cell office:value-type="float" office:value="0.00315307" calcext:value-type="float">
            <text:p>0.00315307</text:p>
          </table:table-cell>
          <table:table-cell office:value-type="float" office:value="0.00658106" calcext:value-type="float">
            <text:p>0.00658106</text:p>
          </table:table-cell>
          <table:table-cell office:value-type="float" office:value="0.00626864" calcext:value-type="float">
            <text:p>0.006268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065" calcext:value-type="float">
            <text:p>0.065</text:p>
          </table:table-cell>
          <table:table-cell office:value-type="float" office:value="24.1" calcext:value-type="float">
            <text:p>24.1</text:p>
          </table:table-cell>
          <table:table-cell table:style-name="ce1" office:value-type="time" office:time-value="PT08H30M00S" calcext:value-type="time">
            <text:p>08:30:00 AM</text:p>
          </table:table-cell>
          <table:table-cell office:value-type="string" calcext:value-type="string">
            <text:p>Run 2 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656297" calcext:value-type="float">
            <text:p>0.00656297</text:p>
          </table:table-cell>
          <table:table-cell office:value-type="float" office:value="0.00444183" calcext:value-type="float">
            <text:p>0.00444183</text:p>
          </table:table-cell>
          <table:table-cell office:value-type="float" office:value="0.00658523" calcext:value-type="float">
            <text:p>0.00658523</text:p>
          </table:table-cell>
          <table:table-cell office:value-type="float" office:value="0.0123216" calcext:value-type="float">
            <text:p>0.0123216</text:p>
          </table:table-cell>
          <table:table-cell office:value-type="float" office:value="0.0126207" calcext:value-type="float">
            <text:p>0.0126207</text:p>
          </table:table-cell>
          <table:table-cell office:value-type="float" office:value="65.1" calcext:value-type="float">
            <text:p>65.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65" calcext:value-type="float">
            <text:p>0.165</text:p>
          </table:table-cell>
          <table:table-cell office:value-type="float" office:value="23.74" calcext:value-type="float">
            <text:p>23.74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940558" calcext:value-type="float">
            <text:p>0.00940558</text:p>
          </table:table-cell>
          <table:table-cell office:value-type="float" office:value="0.00720605" calcext:value-type="float">
            <text:p>0.00720605</text:p>
          </table:table-cell>
          <table:table-cell office:value-type="float" office:value="0.0106987" calcext:value-type="float">
            <text:p>0.0106987</text:p>
          </table:table-cell>
          <table:table-cell office:value-type="float" office:value="0.0136578" calcext:value-type="float">
            <text:p>0.0136578</text:p>
          </table:table-cell>
          <table:table-cell office:value-type="float" office:value="0.0146378" calcext:value-type="float">
            <text:p>0.0146378</text:p>
          </table:table-cell>
          <table:table-cell office:value-type="float" office:value="65.2" calcext:value-type="float">
            <text:p>65.2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265" calcext:value-type="float">
            <text:p>0.265</text:p>
          </table:table-cell>
          <table:table-cell office:value-type="float" office:value="23.67" calcext:value-type="float">
            <text:p>23.67</text:p>
          </table:table-cell>
          <table:table-cell table:number-columns-repeated="2"/>
          <table:table-cell office:value-type="float" office:value="23.48" calcext:value-type="float">
            <text:p>23.48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25734" calcext:value-type="float">
            <text:p>0.0125734</text:p>
          </table:table-cell>
          <table:table-cell office:value-type="float" office:value="0.0124641" calcext:value-type="float">
            <text:p>0.0124641</text:p>
          </table:table-cell>
          <table:table-cell office:value-type="float" office:value="0.0129793" calcext:value-type="float">
            <text:p>0.0129793</text:p>
          </table:table-cell>
          <table:table-cell office:value-type="float" office:value="0.016154" calcext:value-type="float">
            <text:p>0.016154</text:p>
          </table:table-cell>
          <table:table-cell office:value-type="float" office:value="0.0167057" calcext:value-type="float">
            <text:p>0.0167057</text:p>
          </table:table-cell>
          <table:table-cell office:value-type="float" office:value="65.3" calcext:value-type="float">
            <text:p>65.3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65" calcext:value-type="float">
            <text:p>0.365</text:p>
          </table:table-cell>
          <table:table-cell office:value-type="float" office:value="23.3" calcext:value-type="float">
            <text:p>23.3</text:p>
          </table:table-cell>
          <table:table-cell table:number-columns-repeated="3"/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45966" calcext:value-type="float">
            <text:p>0.0145966</text:p>
          </table:table-cell>
          <table:table-cell office:value-type="float" office:value="0.0136333" calcext:value-type="float">
            <text:p>0.0136333</text:p>
          </table:table-cell>
          <table:table-cell office:value-type="float" office:value="0.0156842" calcext:value-type="float">
            <text:p>0.0156842</text:p>
          </table:table-cell>
          <table:table-cell office:value-type="float" office:value="0.0180355" calcext:value-type="float">
            <text:p>0.0180355</text:p>
          </table:table-cell>
          <table:table-cell office:value-type="float" office:value="0.0192932" calcext:value-type="float">
            <text:p>0.0192932</text:p>
          </table:table-cell>
          <table:table-cell office:value-type="float" office:value="65.4" calcext:value-type="float">
            <text:p>65.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65" calcext:value-type="float">
            <text:p>0.465</text:p>
          </table:table-cell>
          <table:table-cell office:value-type="float" office:value="23.15" calcext:value-type="float">
            <text:p>23.15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66235" calcext:value-type="float">
            <text:p>0.0166235</text:p>
          </table:table-cell>
          <table:table-cell office:value-type="float" office:value="0.0161643" calcext:value-type="float">
            <text:p>0.0161643</text:p>
          </table:table-cell>
          <table:table-cell office:value-type="float" office:value="0.0177546" calcext:value-type="float">
            <text:p>0.0177546</text:p>
          </table:table-cell>
          <table:table-cell office:value-type="float" office:value="0.0205075" calcext:value-type="float">
            <text:p>0.0205075</text:p>
          </table:table-cell>
          <table:table-cell office:value-type="float" office:value="0.0208101" calcext:value-type="float">
            <text:p>0.0208101</text:p>
          </table:table-cell>
          <table:table-cell office:value-type="float" office:value="65.5" calcext:value-type="float">
            <text:p>65.5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565" calcext:value-type="float">
            <text:p>0.565</text:p>
          </table:table-cell>
          <table:table-cell office:value-type="float" office:value="23.07" calcext:value-type="float">
            <text:p>23.07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92672" calcext:value-type="float">
            <text:p>0.0192672</text:p>
          </table:table-cell>
          <table:table-cell office:value-type="float" office:value="0.0179892" calcext:value-type="float">
            <text:p>0.0179892</text:p>
          </table:table-cell>
          <table:table-cell office:value-type="float" office:value="0.0204099" calcext:value-type="float">
            <text:p>0.0204099</text:p>
          </table:table-cell>
          <table:table-cell office:value-type="float" office:value="0.0212356" calcext:value-type="float">
            <text:p>0.0212356</text:p>
          </table:table-cell>
          <table:table-cell office:value-type="float" office:value="0.0217483" calcext:value-type="float">
            <text:p>0.0217483</text:p>
          </table:table-cell>
          <table:table-cell office:value-type="float" office:value="65.6" calcext:value-type="float">
            <text:p>65.6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665" calcext:value-type="float">
            <text:p>0.665</text:p>
          </table:table-cell>
          <table:table-cell office:value-type="float" office:value="22.97" calcext:value-type="float">
            <text:p>22.97</text:p>
          </table:table-cell>
          <table:table-cell table:style-name="ce1" office:value-type="time" office:time-value="PT09H30M00S" calcext:value-type="time">
            <text:p>09:30:00 AM</text:p>
          </table:table-cell>
          <table:table-cell office:value-type="string" calcext:value-type="string">
            <text:p>Run 3</text:p>
          </table:table-cell>
          <table:table-cell/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209822" calcext:value-type="float">
            <text:p>0.0209822</text:p>
          </table:table-cell>
          <table:table-cell office:value-type="float" office:value="0.0200164" calcext:value-type="float">
            <text:p>0.0200164</text:p>
          </table:table-cell>
          <table:table-cell office:value-type="float" office:value="0.0212578" calcext:value-type="float">
            <text:p>0.0212578</text:p>
          </table:table-cell>
          <table:table-cell office:value-type="float" office:value="0.0227143" calcext:value-type="float">
            <text:p>0.0227143</text:p>
          </table:table-cell>
          <table:table-cell office:value-type="float" office:value="0.0241203" calcext:value-type="float">
            <text:p>0.0241203</text:p>
          </table:table-cell>
          <table:table-cell office:value-type="float" office:value="65.7" calcext:value-type="float">
            <text:p>65.7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765" calcext:value-type="float">
            <text:p>0.765</text:p>
          </table:table-cell>
          <table:table-cell office:value-type="float" office:value="22.89" calcext:value-type="float">
            <text:p>22.89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221194" calcext:value-type="float">
            <text:p>0.0221194</text:p>
          </table:table-cell>
          <table:table-cell office:value-type="float" office:value="0.0209318" calcext:value-type="float">
            <text:p>0.0209318</text:p>
          </table:table-cell>
          <table:table-cell office:value-type="float" office:value="0.0238147" calcext:value-type="float">
            <text:p>0.0238147</text:p>
          </table:table-cell>
          <table:table-cell office:value-type="float" office:value="0.0248766" calcext:value-type="float">
            <text:p>0.0248766</text:p>
          </table:table-cell>
          <table:table-cell office:value-type="float" office:value="0.0252253" calcext:value-type="float">
            <text:p>0.0252253</text:p>
          </table:table-cell>
          <table:table-cell office:value-type="float" office:value="65.8" calcext:value-type="float">
            <text:p>65.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65" calcext:value-type="float">
            <text:p>0.865</text:p>
          </table:table-cell>
          <table:table-cell office:value-type="float" office:value="22.81" calcext:value-type="float">
            <text:p>22.8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245599" calcext:value-type="float">
            <text:p>0.0245599</text:p>
          </table:table-cell>
          <table:table-cell office:value-type="float" office:value="0.0221079" calcext:value-type="float">
            <text:p>0.0221079</text:p>
          </table:table-cell>
          <table:table-cell office:value-type="float" office:value="0.0248688" calcext:value-type="float">
            <text:p>0.0248688</text:p>
          </table:table-cell>
          <table:table-cell office:value-type="float" office:value="0.0264196" calcext:value-type="float">
            <text:p>0.0264196</text:p>
          </table:table-cell>
          <table:table-cell office:value-type="float" office:value="0.0297" calcext:value-type="float">
            <text:p>0.0297</text:p>
          </table:table-cell>
          <table:table-cell office:value-type="float" office:value="65.8999999999999" calcext:value-type="float">
            <text:p>65.9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965" calcext:value-type="float">
            <text:p>0.965</text:p>
          </table:table-cell>
          <table:table-cell office:value-type="float" office:value="22.77" calcext:value-type="float">
            <text:p>22.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4412" calcext:value-type="float">
            <text:p>0.02441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31" calcext:value-type="float">
            <text:p>0.031</text:p>
          </table:table-cell>
          <table:table-cell office:value-type="float" office:value="65.9999999999999" calcext:value-type="float">
            <text:p>66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.065" calcext:value-type="float">
            <text:p>1.065</text:p>
          </table:table-cell>
          <table:table-cell office:value-type="float" office:value="22.68" calcext:value-type="float">
            <text:p>22.68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23" calcext:value-type="float">
            <text:p>0.0323</text:p>
          </table:table-cell>
          <table:table-cell office:value-type="float" office:value="66.0999999999999" calcext:value-type="float">
            <text:p>66.1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.165" calcext:value-type="float">
            <text:p>1.165</text:p>
          </table:table-cell>
          <table:table-cell office:value-type="float" office:value="22.54" calcext:value-type="float">
            <text:p>22.54</text:p>
          </table:table-cell>
          <table:table-cell table:style-name="ce1" office:value-type="time" office:time-value="PT09H45M00S" calcext:value-type="time">
            <text:p>09:45:00 AM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354" calcext:value-type="float">
            <text:p>0.0354</text:p>
          </table:table-cell>
          <table:table-cell office:value-type="float" office:value="66.1999999999999" calcext:value-type="float">
            <text:p>66.2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1.265" calcext:value-type="float">
            <text:p>1.265</text:p>
          </table:table-cell>
          <table:table-cell office:value-type="float" office:value="22.44" calcext:value-type="float">
            <text:p>22.44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71" calcext:value-type="float">
            <text:p>0.0371</text:p>
          </table:table-cell>
          <table:table-cell office:value-type="float" office:value="66.2999999999999" calcext:value-type="float">
            <text:p>66.3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1.365" calcext:value-type="float">
            <text:p>1.365</text:p>
          </table:table-cell>
          <table:table-cell office:value-type="float" office:value="22.23" calcext:value-type="float">
            <text:p>22.23</text:p>
          </table:table-cell>
          <table:table-cell table:number-columns-repeated="2"/>
          <table:table-cell office:value-type="float" office:value="22.37" calcext:value-type="float">
            <text:p>22.37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45553" calcext:value-type="float">
            <text:p>0.0345553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421" calcext:value-type="float">
            <text:p>0.0421</text:p>
          </table:table-cell>
          <table:table-cell office:value-type="float" office:value="66.3999999999999" calcext:value-type="float">
            <text:p>66.4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1.465" calcext:value-type="float">
            <text:p>1.465</text:p>
          </table:table-cell>
          <table:table-cell office:value-type="float" office:value="22.13" calcext:value-type="float">
            <text:p>22.13</text:p>
          </table:table-cell>
          <table:table-cell table:style-name="ce1" office:value-type="time" office:time-value="PT09H50M00S" calcext:value-type="time">
            <text:p>09:50:00 AM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431" calcext:value-type="float">
            <text:p>0.0431</text:p>
          </table:table-cell>
          <table:table-cell office:value-type="float" office:value="66.5" calcext:value-type="float">
            <text:p>66.5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1.565" calcext:value-type="float">
            <text:p>1.565</text:p>
          </table:table-cell>
          <table:table-cell office:value-type="float" office:value="21.89" calcext:value-type="float">
            <text:p>21.89</text:p>
          </table:table-cell>
          <table:table-cell table:style-name="ce1" office:value-type="time" office:time-value="PT10H00M00S" calcext:value-type="time">
            <text:p>10:00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1.67" calcext:value-type="float">
            <text:p>21.67</text:p>
          </table:table-cell>
          <table:table-cell table:style-name="ce1" office:value-type="time" office:time-value="PT10H10M00S" calcext:value-type="time">
            <text:p>10:10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1.5" calcext:value-type="float">
            <text:p>21.5</text:p>
          </table:table-cell>
          <table:table-cell table:style-name="ce1" office:value-type="time" office:time-value="PT10H15M00S" calcext:value-type="time">
            <text:p>10:15:00 AM</text:p>
          </table:table-cell>
          <table:table-cell office:value-type="string" calcext:value-type="string">
            <text:p>Run 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1.45" calcext:value-type="float">
            <text:p>21.4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1.39" calcext:value-type="float">
            <text:p>21.3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1.32" calcext:value-type="float">
            <text:p>21.3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1.06" calcext:value-type="float">
            <text:p>21.0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99" calcext:value-type="float">
            <text:p>20.9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88" calcext:value-type="float">
            <text:p>20.8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82" calcext:value-type="float">
            <text:p>20.82</text:p>
          </table:table-cell>
          <table:table-cell table:style-name="ce1" office:value-type="time" office:time-value="PT10H40M00S" calcext:value-type="time">
            <text:p>10:40:00 AM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20.68" calcext:value-type="float">
            <text:p>20.6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62" calcext:value-type="float">
            <text:p>20.6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0.38" calcext:value-type="float">
            <text:p>20.38</text:p>
          </table:table-cell>
          <table:table-cell table:style-name="ce1" office:value-type="time" office:time-value="PT10H50M00S" calcext:value-type="time">
            <text:p>10:50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0.2" calcext:value-type="float">
            <text:p>20.2</text:p>
          </table:table-cell>
          <table:table-cell/>
          <table:table-cell office:value-type="string" calcext:value-type="string">
            <text:p>run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.98" calcext:value-type="float">
            <text:p>19.98</text:p>
          </table:table-cell>
          <table:table-cell table:style-name="ce1" office:value-type="time" office:time-value="PT11H10M00S" calcext:value-type="time">
            <text:p>11:10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9.59" calcext:value-type="float">
            <text:p>19.59</text:p>
          </table:table-cell>
          <table:table-cell table:style-name="ce1" office:value-type="time" office:time-value="PT11H25M00S" calcext:value-type="time">
            <text:p>11:25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9.53" calcext:value-type="float">
            <text:p>19.5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9.41" calcext:value-type="float">
            <text:p>19.41</text:p>
          </table:table-cell>
          <table:table-cell table:style-name="ce1" office:value-type="time" office:time-value="PT11H35M00S" calcext:value-type="time">
            <text:p>11:35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9.3" calcext:value-type="float">
            <text:p>19.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9.23" calcext:value-type="float">
            <text:p>19.23</text:p>
          </table:table-cell>
          <table:table-cell table:style-name="ce1" office:value-type="time" office:time-value="PT11H45M00S" calcext:value-type="time">
            <text:p>11:45:00 A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9.07" calcext:value-type="float">
            <text:p>19.07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99" calcext:value-type="float">
            <text:p>18.9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95" calcext:value-type="float">
            <text:p>18.9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91" calcext:value-type="float">
            <text:p>18.9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85" calcext:value-type="float">
            <text:p>18.85</text:p>
          </table:table-cell>
          <table:table-cell table:style-name="ce1" office:value-type="time" office:time-value="PT12H10M00S" calcext:value-type="time">
            <text:p>12:10:00 PM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8.84" calcext:value-type="float">
            <text:p>18.8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8.88" calcext:value-type="float">
            <text:p>18.88</text:p>
          </table:table-cell>
          <table:table-cell table:style-name="ce1" office:value-type="time" office:time-value="PT12H30M00S" calcext:value-type="time">
            <text:p>12:30:00 PM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 table:number-columns-spanned="5" table:number-rows-spanned="1">
            <text:p>VUV3, 28.7°C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VUV3,0°C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96198" calcext:value-type="float">
            <text:p>0.00296198</text:p>
          </table:table-cell>
          <table:table-cell office:value-type="float" office:value="51.5" calcext:value-type="float">
            <text:p>51.5</text:p>
          </table:table-cell>
          <table:table-cell office:value-type="float" office:value="0.00100746" calcext:value-type="float">
            <text:p>0.001007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0.0135914" calcext:value-type="float">
            <text:p>0.0135914</text:p>
          </table:table-cell>
          <table:table-cell office:value-type="float" office:value="51.5" calcext:value-type="float">
            <text:p>51.5</text:p>
          </table:table-cell>
          <table:table-cell office:value-type="float" office:value="0.000518543" calcext:value-type="float">
            <text:p>0.000518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.06" calcext:value-type="float">
            <text:p>109.06</text:p>
          </table:table-cell>
          <table:table-cell table:formula="of:=AVERAGE([.M3:.M14])" office:value-type="float" office:value="109.78" calcext:value-type="float">
            <text:p>109.78</text:p>
          </table:table-cell>
          <table:table-cell table:number-columns-repeated="9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601705" calcext:value-type="float">
            <text:p>0.00601705</text:p>
          </table:table-cell>
          <table:table-cell office:value-type="float" office:value="52" calcext:value-type="float">
            <text:p>52</text:p>
          </table:table-cell>
          <table:table-cell office:value-type="float" office:value="0.000481022" calcext:value-type="float">
            <text:p>0.0004810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0.0166258" calcext:value-type="float">
            <text:p>0.0166258</text:p>
          </table:table-cell>
          <table:table-cell office:value-type="float" office:value="52" calcext:value-type="float">
            <text:p>52</text:p>
          </table:table-cell>
          <table:table-cell office:value-type="float" office:value="0.000534815" calcext:value-type="float">
            <text:p>0.0005348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.26" calcext:value-type="float">
            <text:p>109.26</text:p>
          </table:table-cell>
          <table:table-cell table:style-name="ce2" table:formula="of:=STDEV([.M3:.M14])/SQRT(COUNT([.M3:.M14]))" office:value-type="float" office:value="0.114089279235007" calcext:value-type="float">
            <text:p>0.1140892792</text:p>
          </table:table-cell>
          <table:table-cell table:number-columns-repeated="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00973661" calcext:value-type="float">
            <text:p>0.00973661</text:p>
          </table:table-cell>
          <table:table-cell office:value-type="float" office:value="52.5" calcext:value-type="float">
            <text:p>52.5</text:p>
          </table:table-cell>
          <table:table-cell office:value-type="float" office:value="0.00059402" calcext:value-type="float">
            <text:p>0.000594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0.0204315" calcext:value-type="float">
            <text:p>0.0204315</text:p>
          </table:table-cell>
          <table:table-cell office:value-type="float" office:value="52.5" calcext:value-type="float">
            <text:p>52.5</text:p>
          </table:table-cell>
          <table:table-cell office:value-type="float" office:value="0.000564982" calcext:value-type="float">
            <text:p>0.0005649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.05" calcext:value-type="float">
            <text:p>110.05</text:p>
          </table:table-cell>
          <table:table-cell table:number-columns-repeated="1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0131582" calcext:value-type="float">
            <text:p>0.0131582</text:p>
          </table:table-cell>
          <table:table-cell office:value-type="float" office:value="53" calcext:value-type="float">
            <text:p>53</text:p>
          </table:table-cell>
          <table:table-cell office:value-type="float" office:value="0.000629637" calcext:value-type="float">
            <text:p>0.0006296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0.0239985" calcext:value-type="float">
            <text:p>0.0239985</text:p>
          </table:table-cell>
          <table:table-cell office:value-type="float" office:value="53" calcext:value-type="float">
            <text:p>53</text:p>
          </table:table-cell>
          <table:table-cell office:value-type="float" office:value="0.000591857" calcext:value-type="float">
            <text:p>0.0005918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.48" calcext:value-type="float">
            <text:p>109.48</text:p>
          </table:table-cell>
          <table:table-cell table:number-columns-repeated="1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0168871" calcext:value-type="float">
            <text:p>0.0168871</text:p>
          </table:table-cell>
          <table:table-cell office:value-type="float" office:value="53.5" calcext:value-type="float">
            <text:p>53.5</text:p>
          </table:table-cell>
          <table:table-cell office:value-type="float" office:value="0.000785961" calcext:value-type="float">
            <text:p>0.0007859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0.0277801" calcext:value-type="float">
            <text:p>0.0277801</text:p>
          </table:table-cell>
          <table:table-cell office:value-type="float" office:value="53.5" calcext:value-type="float">
            <text:p>53.5</text:p>
          </table:table-cell>
          <table:table-cell office:value-type="float" office:value="0.000693151" calcext:value-type="float">
            <text:p>0.000693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.02" calcext:value-type="float">
            <text:p>110.02</text:p>
          </table:table-cell>
          <table:table-cell table:number-columns-repeated="10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0208439" calcext:value-type="float">
            <text:p>0.0208439</text:p>
          </table:table-cell>
          <table:table-cell office:value-type="float" office:value="54" calcext:value-type="float">
            <text:p>54</text:p>
          </table:table-cell>
          <table:table-cell office:value-type="float" office:value="0.000864596" calcext:value-type="float">
            <text:p>0.0008645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0.0315023" calcext:value-type="float">
            <text:p>0.0315023</text:p>
          </table:table-cell>
          <table:table-cell office:value-type="float" office:value="54" calcext:value-type="float">
            <text:p>54</text:p>
          </table:table-cell>
          <table:table-cell office:value-type="float" office:value="0.000713625" calcext:value-type="float">
            <text:p>0.000713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.13" calcext:value-type="float">
            <text:p>110.13</text:p>
          </table:table-cell>
          <table:table-cell table:number-columns-repeated="10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0242997" calcext:value-type="float">
            <text:p>0.0242997</text:p>
          </table:table-cell>
          <table:table-cell office:value-type="float" office:value="54.5" calcext:value-type="float">
            <text:p>54.5</text:p>
          </table:table-cell>
          <table:table-cell office:value-type="float" office:value="0.00121415" calcext:value-type="float">
            <text:p>0.00121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0.0353905" calcext:value-type="float">
            <text:p>0.0353905</text:p>
          </table:table-cell>
          <table:table-cell office:value-type="float" office:value="54.5" calcext:value-type="float">
            <text:p>54.5</text:p>
          </table:table-cell>
          <table:table-cell office:value-type="float" office:value="0.000750229" calcext:value-type="float">
            <text:p>0.000750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.78" calcext:value-type="float">
            <text:p>109.78</text:p>
          </table:table-cell>
          <table:table-cell table:number-columns-repeated="10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0282727" calcext:value-type="float">
            <text:p>0.0282727</text:p>
          </table:table-cell>
          <table:table-cell office:value-type="float" office:value="55" calcext:value-type="float">
            <text:p>55</text:p>
          </table:table-cell>
          <table:table-cell office:value-type="float" office:value="0.00122708" calcext:value-type="float">
            <text:p>0.001227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0.0393188" calcext:value-type="float">
            <text:p>0.0393188</text:p>
          </table:table-cell>
          <table:table-cell office:value-type="float" office:value="55" calcext:value-type="float">
            <text:p>55</text:p>
          </table:table-cell>
          <table:table-cell office:value-type="float" office:value="0.000888195" calcext:value-type="float">
            <text:p>0.000888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.76" calcext:value-type="float">
            <text:p>109.76</text:p>
          </table:table-cell>
          <table:table-cell table:number-columns-repeated="10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0318961" calcext:value-type="float">
            <text:p>0.0318961</text:p>
          </table:table-cell>
          <table:table-cell office:value-type="float" office:value="55.5" calcext:value-type="float">
            <text:p>55.5</text:p>
          </table:table-cell>
          <table:table-cell office:value-type="float" office:value="0.00109079" calcext:value-type="float">
            <text:p>0.001090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0.043402" calcext:value-type="float">
            <text:p>0.043402</text:p>
          </table:table-cell>
          <table:table-cell office:value-type="float" office:value="55.5" calcext:value-type="float">
            <text:p>55.5</text:p>
          </table:table-cell>
          <table:table-cell office:value-type="float" office:value="0.000986773" calcext:value-type="float">
            <text:p>0.0009867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.72" calcext:value-type="float">
            <text:p>109.72</text:p>
          </table:table-cell>
          <table:table-cell table:number-columns-repeated="10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0360149" calcext:value-type="float">
            <text:p>0.0360149</text:p>
          </table:table-cell>
          <table:table-cell office:value-type="float" office:value="56" calcext:value-type="float">
            <text:p>56</text:p>
          </table:table-cell>
          <table:table-cell office:value-type="float" office:value="0.00106854" calcext:value-type="float">
            <text:p>0.0010685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10.1" calcext:value-type="float">
            <text:p>110.1</text:p>
          </table:table-cell>
          <table:table-cell table:number-columns-repeated="10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394256" calcext:value-type="float">
            <text:p>0.0394256</text:p>
          </table:table-cell>
          <table:table-cell office:value-type="float" office:value="56.5" calcext:value-type="float">
            <text:p>56.5</text:p>
          </table:table-cell>
          <table:table-cell office:value-type="float" office:value="0.00252718" calcext:value-type="float">
            <text:p>0.0025271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10.22" calcext:value-type="float">
            <text:p>110.22</text:p>
          </table:table-cell>
          <table:table-cell table:number-columns-repeated="10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 table:number-columns-spanned="5" table:number-rows-spanned="1">
            <text:p>VUV3,-20°C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VUV3,-40°C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 table:number-columns-repeated="1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00357749" calcext:value-type="float">
            <text:p>0.00357749</text:p>
          </table:table-cell>
          <table:table-cell office:value-type="float" office:value="49.1" calcext:value-type="float">
            <text:p>49.1</text:p>
          </table:table-cell>
          <table:table-cell office:value-type="float" office:value="0.000439575" calcext:value-type="float">
            <text:p>0.0004395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float" office:value="0.00305193" calcext:value-type="float">
            <text:p>0.00305193</text:p>
          </table:table-cell>
          <table:table-cell office:value-type="float" office:value="48" calcext:value-type="float">
            <text:p>48</text:p>
          </table:table-cell>
          <table:table-cell office:value-type="float" office:value="0.000414474" calcext:value-type="float">
            <text:p>0.00041447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717047" calcext:value-type="float">
            <text:p>0.00717047</text:p>
          </table:table-cell>
          <table:table-cell office:value-type="float" office:value="49.6" calcext:value-type="float">
            <text:p>49.6</text:p>
          </table:table-cell>
          <table:table-cell office:value-type="float" office:value="0.000464888" calcext:value-type="float">
            <text:p>0.0004648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float" office:value="0.00658663" calcext:value-type="float">
            <text:p>0.00658663</text:p>
          </table:table-cell>
          <table:table-cell office:value-type="float" office:value="48.5" calcext:value-type="float">
            <text:p>48.5</text:p>
          </table:table-cell>
          <table:table-cell office:value-type="float" office:value="0.00042333" calcext:value-type="float">
            <text:p>0.0004233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0108129" calcext:value-type="float">
            <text:p>0.0108129</text:p>
          </table:table-cell>
          <table:table-cell office:value-type="float" office:value="50.1" calcext:value-type="float">
            <text:p>50.1</text:p>
          </table:table-cell>
          <table:table-cell office:value-type="float" office:value="0.000461746" calcext:value-type="float">
            <text:p>0.0004617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0.010681" calcext:value-type="float">
            <text:p>0.010681</text:p>
          </table:table-cell>
          <table:table-cell office:value-type="float" office:value="49" calcext:value-type="float">
            <text:p>49</text:p>
          </table:table-cell>
          <table:table-cell office:value-type="float" office:value="0.00040087" calcext:value-type="float">
            <text:p>0.0004008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014192" calcext:value-type="float">
            <text:p>0.014192</text:p>
          </table:table-cell>
          <table:table-cell office:value-type="float" office:value="50.6" calcext:value-type="float">
            <text:p>50.6</text:p>
          </table:table-cell>
          <table:table-cell office:value-type="float" office:value="0.000499408" calcext:value-type="float">
            <text:p>0.0004994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0.0137053" calcext:value-type="float">
            <text:p>0.0137053</text:p>
          </table:table-cell>
          <table:table-cell office:value-type="float" office:value="49.5" calcext:value-type="float">
            <text:p>49.5</text:p>
          </table:table-cell>
          <table:table-cell office:value-type="float" office:value="0.00041366" calcext:value-type="float">
            <text:p>0.0004136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0178401" calcext:value-type="float">
            <text:p>0.0178401</text:p>
          </table:table-cell>
          <table:table-cell office:value-type="float" office:value="51.1" calcext:value-type="float">
            <text:p>51.1</text:p>
          </table:table-cell>
          <table:table-cell office:value-type="float" office:value="0.000559671" calcext:value-type="float">
            <text:p>0.0005596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float" office:value="0.0174426" calcext:value-type="float">
            <text:p>0.0174426</text:p>
          </table:table-cell>
          <table:table-cell office:value-type="float" office:value="50" calcext:value-type="float">
            <text:p>50</text:p>
          </table:table-cell>
          <table:table-cell office:value-type="float" office:value="0.000463923" calcext:value-type="float">
            <text:p>0.00046392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0217672" calcext:value-type="float">
            <text:p>0.0217672</text:p>
          </table:table-cell>
          <table:table-cell office:value-type="float" office:value="51.6" calcext:value-type="float">
            <text:p>51.6</text:p>
          </table:table-cell>
          <table:table-cell office:value-type="float" office:value="0.000525284" calcext:value-type="float">
            <text:p>0.0005252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float" office:value="0.0212979" calcext:value-type="float">
            <text:p>0.0212979</text:p>
          </table:table-cell>
          <table:table-cell office:value-type="float" office:value="50.5" calcext:value-type="float">
            <text:p>50.5</text:p>
          </table:table-cell>
          <table:table-cell office:value-type="float" office:value="0.000531922" calcext:value-type="float">
            <text:p>0.00053192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0256709" calcext:value-type="float">
            <text:p>0.0256709</text:p>
          </table:table-cell>
          <table:table-cell office:value-type="float" office:value="52.1" calcext:value-type="float">
            <text:p>52.1</text:p>
          </table:table-cell>
          <table:table-cell office:value-type="float" office:value="0.000595647" calcext:value-type="float">
            <text:p>0.0005956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0.0252692" calcext:value-type="float">
            <text:p>0.0252692</text:p>
          </table:table-cell>
          <table:table-cell office:value-type="float" office:value="51" calcext:value-type="float">
            <text:p>51</text:p>
          </table:table-cell>
          <table:table-cell office:value-type="float" office:value="0.000489309" calcext:value-type="float">
            <text:p>0.00048930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0290747" calcext:value-type="float">
            <text:p>0.0290747</text:p>
          </table:table-cell>
          <table:table-cell office:value-type="float" office:value="52.6" calcext:value-type="float">
            <text:p>52.6</text:p>
          </table:table-cell>
          <table:table-cell office:value-type="float" office:value="0.000617504" calcext:value-type="float">
            <text:p>0.0006175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0.0287685" calcext:value-type="float">
            <text:p>0.0287685</text:p>
          </table:table-cell>
          <table:table-cell office:value-type="float" office:value="51.5" calcext:value-type="float">
            <text:p>51.5</text:p>
          </table:table-cell>
          <table:table-cell office:value-type="float" office:value="0.00062921" calcext:value-type="float">
            <text:p>0.0006292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0328865" calcext:value-type="float">
            <text:p>0.0328865</text:p>
          </table:table-cell>
          <table:table-cell office:value-type="float" office:value="53.1" calcext:value-type="float">
            <text:p>53.1</text:p>
          </table:table-cell>
          <table:table-cell office:value-type="float" office:value="0.000726348" calcext:value-type="float">
            <text:p>0.0007263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float" office:value="0.0325149" calcext:value-type="float">
            <text:p>0.0325149</text:p>
          </table:table-cell>
          <table:table-cell office:value-type="float" office:value="52" calcext:value-type="float">
            <text:p>52</text:p>
          </table:table-cell>
          <table:table-cell office:value-type="float" office:value="0.000612317" calcext:value-type="float">
            <text:p>0.00061231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0366162" calcext:value-type="float">
            <text:p>0.0366162</text:p>
          </table:table-cell>
          <table:table-cell office:value-type="float" office:value="53.6" calcext:value-type="float">
            <text:p>53.6</text:p>
          </table:table-cell>
          <table:table-cell office:value-type="float" office:value="0.00074273" calcext:value-type="float">
            <text:p>0.000742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0410236" calcext:value-type="float">
            <text:p>0.0410236</text:p>
          </table:table-cell>
          <table:table-cell office:value-type="float" office:value="54.1" calcext:value-type="float">
            <text:p>54.1</text:p>
          </table:table-cell>
          <table:table-cell office:value-type="float" office:value="0.000943932" calcext:value-type="float">
            <text:p>0.0009439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 table:number-columns-spanned="5" table:number-rows-spanned="1">
            <text:p>VUV3,-60°C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VUV3,-80°C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 table:number-columns-repeated="1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00342231" calcext:value-type="float">
            <text:p>0.00342231</text:p>
          </table:table-cell>
          <table:table-cell office:value-type="float" office:value="47.1" calcext:value-type="float">
            <text:p>47.1</text:p>
          </table:table-cell>
          <table:table-cell office:value-type="float" office:value="0.000382724" calcext:value-type="float">
            <text:p>0.0003827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0.00429355" calcext:value-type="float">
            <text:p>0.00429355</text:p>
          </table:table-cell>
          <table:table-cell office:value-type="float" office:value="46.3" calcext:value-type="float">
            <text:p>46.3</text:p>
          </table:table-cell>
          <table:table-cell office:value-type="float" office:value="0.000370592" calcext:value-type="float">
            <text:p>0.00037059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00725733" calcext:value-type="float">
            <text:p>0.00725733</text:p>
          </table:table-cell>
          <table:table-cell office:value-type="float" office:value="47.6" calcext:value-type="float">
            <text:p>47.6</text:p>
          </table:table-cell>
          <table:table-cell office:value-type="float" office:value="0.00044898" calcext:value-type="float">
            <text:p>0.000448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0.00807351" calcext:value-type="float">
            <text:p>0.00807351</text:p>
          </table:table-cell>
          <table:table-cell office:value-type="float" office:value="46.8" calcext:value-type="float">
            <text:p>46.8</text:p>
          </table:table-cell>
          <table:table-cell office:value-type="float" office:value="0.000408024" calcext:value-type="float">
            <text:p>0.00040802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0109548" calcext:value-type="float">
            <text:p>0.0109548</text:p>
          </table:table-cell>
          <table:table-cell office:value-type="float" office:value="48.1" calcext:value-type="float">
            <text:p>48.1</text:p>
          </table:table-cell>
          <table:table-cell office:value-type="float" office:value="0.000496307" calcext:value-type="float">
            <text:p>0.0004963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float" office:value="0.0117648" calcext:value-type="float">
            <text:p>0.0117648</text:p>
          </table:table-cell>
          <table:table-cell office:value-type="float" office:value="47.3" calcext:value-type="float">
            <text:p>47.3</text:p>
          </table:table-cell>
          <table:table-cell office:value-type="float" office:value="0.00041137" calcext:value-type="float">
            <text:p>0.0004113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143022" calcext:value-type="float">
            <text:p>0.0143022</text:p>
          </table:table-cell>
          <table:table-cell office:value-type="float" office:value="48.6" calcext:value-type="float">
            <text:p>48.6</text:p>
          </table:table-cell>
          <table:table-cell office:value-type="float" office:value="0.000450548" calcext:value-type="float">
            <text:p>0.0004505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float" office:value="0.0152193" calcext:value-type="float">
            <text:p>0.0152193</text:p>
          </table:table-cell>
          <table:table-cell office:value-type="float" office:value="47.8" calcext:value-type="float">
            <text:p>47.8</text:p>
          </table:table-cell>
          <table:table-cell office:value-type="float" office:value="0.000458129" calcext:value-type="float">
            <text:p>0.00045812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0181772" calcext:value-type="float">
            <text:p>0.0181772</text:p>
          </table:table-cell>
          <table:table-cell office:value-type="float" office:value="49.1" calcext:value-type="float">
            <text:p>49.1</text:p>
          </table:table-cell>
          <table:table-cell office:value-type="float" office:value="0.000476221" calcext:value-type="float">
            <text:p>0.0004762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0.0189339" calcext:value-type="float">
            <text:p>0.0189339</text:p>
          </table:table-cell>
          <table:table-cell office:value-type="float" office:value="48.3" calcext:value-type="float">
            <text:p>48.3</text:p>
          </table:table-cell>
          <table:table-cell office:value-type="float" office:value="0.000463285" calcext:value-type="float">
            <text:p>0.00046328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0220245" calcext:value-type="float">
            <text:p>0.0220245</text:p>
          </table:table-cell>
          <table:table-cell office:value-type="float" office:value="49.6" calcext:value-type="float">
            <text:p>49.6</text:p>
          </table:table-cell>
          <table:table-cell office:value-type="float" office:value="0.000502529" calcext:value-type="float">
            <text:p>0.0005025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float" office:value="0.0228491" calcext:value-type="float">
            <text:p>0.0228491</text:p>
          </table:table-cell>
          <table:table-cell office:value-type="float" office:value="48.8" calcext:value-type="float">
            <text:p>48.8</text:p>
          </table:table-cell>
          <table:table-cell office:value-type="float" office:value="0.00043317" calcext:value-type="float">
            <text:p>0.0004331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0260803" calcext:value-type="float">
            <text:p>0.0260803</text:p>
          </table:table-cell>
          <table:table-cell office:value-type="float" office:value="50.1" calcext:value-type="float">
            <text:p>50.1</text:p>
          </table:table-cell>
          <table:table-cell office:value-type="float" office:value="0.000643992" calcext:value-type="float">
            <text:p>0.000643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0.0268824" calcext:value-type="float">
            <text:p>0.0268824</text:p>
          </table:table-cell>
          <table:table-cell office:value-type="float" office:value="49.3" calcext:value-type="float">
            <text:p>49.3</text:p>
          </table:table-cell>
          <table:table-cell office:value-type="float" office:value="0.000582104" calcext:value-type="float">
            <text:p>0.00058210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0294567" calcext:value-type="float">
            <text:p>0.0294567</text:p>
          </table:table-cell>
          <table:table-cell office:value-type="float" office:value="50.6" calcext:value-type="float">
            <text:p>50.6</text:p>
          </table:table-cell>
          <table:table-cell office:value-type="float" office:value="0.000612087" calcext:value-type="float">
            <text:p>0.0006120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0.0302067" calcext:value-type="float">
            <text:p>0.0302067</text:p>
          </table:table-cell>
          <table:table-cell office:value-type="float" office:value="49.8" calcext:value-type="float">
            <text:p>49.8</text:p>
          </table:table-cell>
          <table:table-cell office:value-type="float" office:value="0.000612844" calcext:value-type="float">
            <text:p>0.00061284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0330158" calcext:value-type="float">
            <text:p>0.0330158</text:p>
          </table:table-cell>
          <table:table-cell office:value-type="float" office:value="51.1" calcext:value-type="float">
            <text:p>51.1</text:p>
          </table:table-cell>
          <table:table-cell office:value-type="float" office:value="0.00061543" calcext:value-type="float">
            <text:p>0.00061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0.033994" calcext:value-type="float">
            <text:p>0.033994</text:p>
          </table:table-cell>
          <table:table-cell office:value-type="float" office:value="50.3" calcext:value-type="float">
            <text:p>50.3</text:p>
          </table:table-cell>
          <table:table-cell office:value-type="float" office:value="0.000673975" calcext:value-type="float">
            <text:p>0.00067397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65" calcext:value-type="float">
            <text:p>1065</text:p>
          </table:table-cell>
          <table:table-cell office:value-type="float" office:value="0.0380421" calcext:value-type="float">
            <text:p>0.0380421</text:p>
          </table:table-cell>
          <table:table-cell office:value-type="float" office:value="50.8" calcext:value-type="float">
            <text:p>50.8</text:p>
          </table:table-cell>
          <table:table-cell office:value-type="float" office:value="0.00061947" calcext:value-type="float">
            <text:p>0.0006194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66" calcext:value-type="float">
            <text:p>1066</text:p>
          </table:table-cell>
          <table:table-cell office:value-type="float" office:value="0.0425528" calcext:value-type="float">
            <text:p>0.0425528</text:p>
          </table:table-cell>
          <table:table-cell office:value-type="float" office:value="51.3" calcext:value-type="float">
            <text:p>51.3</text:p>
          </table:table-cell>
          <table:table-cell office:value-type="float" office:value="0.000948458" calcext:value-type="float">
            <text:p>0.00094845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 table:number-columns-spanned="5" table:number-rows-spanned="1">
            <text:p>VUV3,-90°C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VUV3,-100°C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 table:number-columns-repeated="1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00376006" calcext:value-type="float">
            <text:p>0.00376006</text:p>
          </table:table-cell>
          <table:table-cell office:value-type="float" office:value="45.8" calcext:value-type="float">
            <text:p>45.8</text:p>
          </table:table-cell>
          <table:table-cell office:value-type="float" office:value="0.000363685" calcext:value-type="float">
            <text:p>0.0003636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79" calcext:value-type="float">
            <text:p>1079</text:p>
          </table:table-cell>
          <table:table-cell office:value-type="float" office:value="0.0343454" calcext:value-type="float">
            <text:p>0.0343454</text:p>
          </table:table-cell>
          <table:table-cell office:value-type="float" office:value="46.5" calcext:value-type="float">
            <text:p>46.5</text:p>
          </table:table-cell>
          <table:table-cell office:value-type="float" office:value="0.000652363" calcext:value-type="float">
            <text:p>0.0006523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42946" calcext:value-type="float">
            <text:p>0.0342946</text:p>
          </table:table-cell>
          <table:table-cell/>
          <table:table-cell office:value-type="float" office:value="0.000609627" calcext:value-type="float">
            <text:p>0.000609627</text:p>
          </table:table-cell>
          <table:table-cell/>
          <table:table-cell office:value-type="float" office:value="0.0468722" calcext:value-type="float">
            <text:p>0.0468722</text:p>
          </table:table-cell>
          <table:table-cell/>
          <table:table-cell office:value-type="float" office:value="0.000960614" calcext:value-type="float">
            <text:p>0.000960614</text:p>
          </table:table-cell>
          <table:table-cell/>
          <table:table-cell office:value-type="float" office:value="0.0621504" calcext:value-type="float">
            <text:p>0.0621504</text:p>
          </table:table-cell>
          <table:table-cell/>
          <table:table-cell office:value-type="float" office:value="0.00109005" calcext:value-type="float">
            <text:p>0.00109005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00777113" calcext:value-type="float">
            <text:p>0.00777113</text:p>
          </table:table-cell>
          <table:table-cell office:value-type="float" office:value="46.3" calcext:value-type="float">
            <text:p>46.3</text:p>
          </table:table-cell>
          <table:table-cell office:value-type="float" office:value="0.000506861" calcext:value-type="float">
            <text:p>0.0005068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0.0384919" calcext:value-type="float">
            <text:p>0.0384919</text:p>
          </table:table-cell>
          <table:table-cell office:value-type="float" office:value="47" calcext:value-type="float">
            <text:p>47</text:p>
          </table:table-cell>
          <table:table-cell office:value-type="float" office:value="0.000646497" calcext:value-type="float">
            <text:p>0.0006464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43416" calcext:value-type="float">
            <text:p>0.0343416</text:p>
          </table:table-cell>
          <table:table-cell/>
          <table:table-cell office:value-type="float" office:value="0.000627732" calcext:value-type="float">
            <text:p>0.000627732</text:p>
          </table:table-cell>
          <table:table-cell/>
          <table:table-cell office:value-type="float" office:value="0.0468882" calcext:value-type="float">
            <text:p>0.0468882</text:p>
          </table:table-cell>
          <table:table-cell/>
          <table:table-cell office:value-type="float" office:value="0.000958475" calcext:value-type="float">
            <text:p>0.000958475</text:p>
          </table:table-cell>
          <table:table-cell/>
          <table:table-cell office:value-type="float" office:value="0.0624057" calcext:value-type="float">
            <text:p>0.0624057</text:p>
          </table:table-cell>
          <table:table-cell/>
          <table:table-cell office:value-type="float" office:value="0.00106297" calcext:value-type="float">
            <text:p>0.00106297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0112966" calcext:value-type="float">
            <text:p>0.0112966</text:p>
          </table:table-cell>
          <table:table-cell office:value-type="float" office:value="46.8" calcext:value-type="float">
            <text:p>46.8</text:p>
          </table:table-cell>
          <table:table-cell office:value-type="float" office:value="0.000438431" calcext:value-type="float">
            <text:p>0.0004384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0.0423475" calcext:value-type="float">
            <text:p>0.0423475</text:p>
          </table:table-cell>
          <table:table-cell office:value-type="float" office:value="47.5" calcext:value-type="float">
            <text:p>47.5</text:p>
          </table:table-cell>
          <table:table-cell office:value-type="float" office:value="0.000660117" calcext:value-type="float">
            <text:p>0.000660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43454" calcext:value-type="float">
            <text:p>0.0343454</text:p>
          </table:table-cell>
          <table:table-cell/>
          <table:table-cell office:value-type="float" office:value="0.000652363" calcext:value-type="float">
            <text:p>0.000652363</text:p>
          </table:table-cell>
          <table:table-cell table:number-columns-repeated="5"/>
          <table:table-cell office:value-type="float" office:value="0.0624348" calcext:value-type="float">
            <text:p>0.0624348</text:p>
          </table:table-cell>
          <table:table-cell/>
          <table:table-cell office:value-type="float" office:value="0.000922324" calcext:value-type="float">
            <text:p>0.00092232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0194304" calcext:value-type="float">
            <text:p>0.0194304</text:p>
          </table:table-cell>
          <table:table-cell office:value-type="float" office:value="47.3" calcext:value-type="float">
            <text:p>47.3</text:p>
          </table:table-cell>
          <table:table-cell office:value-type="float" office:value="0.00559168" calcext:value-type="float">
            <text:p>0.00559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0.0468722" calcext:value-type="float">
            <text:p>0.0468722</text:p>
          </table:table-cell>
          <table:table-cell office:value-type="float" office:value="48" calcext:value-type="float">
            <text:p>48</text:p>
          </table:table-cell>
          <table:table-cell office:value-type="float" office:value="0.000960614" calcext:value-type="float">
            <text:p>0.00096061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0184293" calcext:value-type="float">
            <text:p>0.0184293</text:p>
          </table:table-cell>
          <table:table-cell office:value-type="float" office:value="47.8" calcext:value-type="float">
            <text:p>47.8</text:p>
          </table:table-cell>
          <table:table-cell office:value-type="float" office:value="0.000524712" calcext:value-type="float">
            <text:p>0.0005247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0.050476" calcext:value-type="float">
            <text:p>0.050476</text:p>
          </table:table-cell>
          <table:table-cell office:value-type="float" office:value="48.5" calcext:value-type="float">
            <text:p>48.5</text:p>
          </table:table-cell>
          <table:table-cell office:value-type="float" office:value="0.000633404" calcext:value-type="float">
            <text:p>0.0006334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84951" calcext:value-type="float">
            <text:p>0.0384951</text:p>
          </table:table-cell>
          <table:table-cell/>
          <table:table-cell office:value-type="float" office:value="0.000665115" calcext:value-type="float">
            <text:p>0.000665115</text:p>
          </table:table-cell>
          <table:table-cell/>
          <table:table-cell office:value-type="float" office:value="0.050476" calcext:value-type="float">
            <text:p>0.050476</text:p>
          </table:table-cell>
          <table:table-cell/>
          <table:table-cell office:value-type="float" office:value="0.000633404" calcext:value-type="float">
            <text:p>0.000633404</text:p>
          </table:table-cell>
          <table:table-cell/>
          <table:table-cell office:value-type="float" office:value="0.0668427" calcext:value-type="float">
            <text:p>0.0668427</text:p>
          </table:table-cell>
          <table:table-cell/>
          <table:table-cell office:value-type="float" office:value="0.000948131" calcext:value-type="float">
            <text:p>0.00094813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0222116" calcext:value-type="float">
            <text:p>0.0222116</text:p>
          </table:table-cell>
          <table:table-cell office:value-type="float" office:value="48.3" calcext:value-type="float">
            <text:p>48.3</text:p>
          </table:table-cell>
          <table:table-cell office:value-type="float" office:value="0.000542918" calcext:value-type="float">
            <text:p>0.000542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4" calcext:value-type="float">
            <text:p>1084</text:p>
          </table:table-cell>
          <table:table-cell office:value-type="float" office:value="0.0540173" calcext:value-type="float">
            <text:p>0.0540173</text:p>
          </table:table-cell>
          <table:table-cell office:value-type="float" office:value="49" calcext:value-type="float">
            <text:p>49</text:p>
          </table:table-cell>
          <table:table-cell office:value-type="float" office:value="0.00119811" calcext:value-type="float">
            <text:p>0.00119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8509" calcext:value-type="float">
            <text:p>0.038509</text:p>
          </table:table-cell>
          <table:table-cell/>
          <table:table-cell office:value-type="float" office:value="0.000626802" calcext:value-type="float">
            <text:p>0.000626802</text:p>
          </table:table-cell>
          <table:table-cell table:number-columns-repeated="5"/>
          <table:table-cell office:value-type="float" office:value="0.0666286" calcext:value-type="float">
            <text:p>0.0666286</text:p>
          </table:table-cell>
          <table:table-cell/>
          <table:table-cell office:value-type="float" office:value="0.00110776" calcext:value-type="float">
            <text:p>0.00110776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0261315" calcext:value-type="float">
            <text:p>0.0261315</text:p>
          </table:table-cell>
          <table:table-cell office:value-type="float" office:value="48.8" calcext:value-type="float">
            <text:p>48.8</text:p>
          </table:table-cell>
          <table:table-cell office:value-type="float" office:value="0.000708359" calcext:value-type="float">
            <text:p>0.000708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0.0584745" calcext:value-type="float">
            <text:p>0.0584745</text:p>
          </table:table-cell>
          <table:table-cell office:value-type="float" office:value="49.5" calcext:value-type="float">
            <text:p>49.5</text:p>
          </table:table-cell>
          <table:table-cell office:value-type="float" office:value="0.000929573" calcext:value-type="float">
            <text:p>0.0009295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84919" calcext:value-type="float">
            <text:p>0.0384919</text:p>
          </table:table-cell>
          <table:table-cell/>
          <table:table-cell office:value-type="float" office:value="0.000646497" calcext:value-type="float">
            <text:p>0.000646497</text:p>
          </table:table-cell>
          <table:table-cell/>
          <table:table-cell office:value-type="float" office:value="0.0540173" calcext:value-type="float">
            <text:p>0.0540173</text:p>
          </table:table-cell>
          <table:table-cell/>
          <table:table-cell office:value-type="float" office:value="0.00119811" calcext:value-type="float">
            <text:p>0.00119811</text:p>
          </table:table-cell>
          <table:table-cell/>
          <table:table-cell office:value-type="float" office:value="0.0667473" calcext:value-type="float">
            <text:p>0.0667473</text:p>
          </table:table-cell>
          <table:table-cell/>
          <table:table-cell office:value-type="float" office:value="0.00123383" calcext:value-type="float">
            <text:p>0.0012338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0297298" calcext:value-type="float">
            <text:p>0.0297298</text:p>
          </table:table-cell>
          <table:table-cell office:value-type="float" office:value="49.3" calcext:value-type="float">
            <text:p>49.3</text:p>
          </table:table-cell>
          <table:table-cell office:value-type="float" office:value="0.00062429" calcext:value-type="float">
            <text:p>0.000624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float" office:value="0.0621504" calcext:value-type="float">
            <text:p>0.0621504</text:p>
          </table:table-cell>
          <table:table-cell office:value-type="float" office:value="50" calcext:value-type="float">
            <text:p>50</text:p>
          </table:table-cell>
          <table:table-cell office:value-type="float" office:value="0.00109005" calcext:value-type="float">
            <text:p>0.0010900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0335635" calcext:value-type="float">
            <text:p>0.0335635</text:p>
          </table:table-cell>
          <table:table-cell office:value-type="float" office:value="49.8" calcext:value-type="float">
            <text:p>49.8</text:p>
          </table:table-cell>
          <table:table-cell office:value-type="float" office:value="0.000580227" calcext:value-type="float">
            <text:p>0.000580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0.0668427" calcext:value-type="float">
            <text:p>0.0668427</text:p>
          </table:table-cell>
          <table:table-cell office:value-type="float" office:value="50.5" calcext:value-type="float">
            <text:p>50.5</text:p>
          </table:table-cell>
          <table:table-cell office:value-type="float" office:value="0.000948131" calcext:value-type="float">
            <text:p>0.0009481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23594" calcext:value-type="float">
            <text:p>0.0423594</text:p>
          </table:table-cell>
          <table:table-cell/>
          <table:table-cell office:value-type="float" office:value="0.000635536" calcext:value-type="float">
            <text:p>0.000635536</text:p>
          </table:table-cell>
          <table:table-cell/>
          <table:table-cell office:value-type="float" office:value="0.0588959" calcext:value-type="float">
            <text:p>0.0588959</text:p>
          </table:table-cell>
          <table:table-cell/>
          <table:table-cell office:value-type="float" office:value="0.000897659" calcext:value-type="float">
            <text:p>0.000897659</text:p>
          </table:table-cell>
          <table:table-cell/>
          <table:table-cell office:value-type="float" office:value="0.068595" calcext:value-type="float">
            <text:p>0.068595</text:p>
          </table:table-cell>
          <table:table-cell/>
          <table:table-cell office:value-type="float" office:value="0.00106723" calcext:value-type="float">
            <text:p>0.00106723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0374557" calcext:value-type="float">
            <text:p>0.0374557</text:p>
          </table:table-cell>
          <table:table-cell office:value-type="float" office:value="50.3" calcext:value-type="float">
            <text:p>50.3</text:p>
          </table:table-cell>
          <table:table-cell office:value-type="float" office:value="0.000704026" calcext:value-type="float">
            <text:p>0.000704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0.068595" calcext:value-type="float">
            <text:p>0.068595</text:p>
          </table:table-cell>
          <table:table-cell office:value-type="float" office:value="51" calcext:value-type="float">
            <text:p>51</text:p>
          </table:table-cell>
          <table:table-cell office:value-type="float" office:value="0.00106723" calcext:value-type="float">
            <text:p>0.001067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23681" calcext:value-type="float">
            <text:p>0.0423681</text:p>
          </table:table-cell>
          <table:table-cell/>
          <table:table-cell office:value-type="float" office:value="0.000645318" calcext:value-type="float">
            <text:p>0.000645318</text:p>
          </table:table-cell>
          <table:table-cell/>
          <table:table-cell office:value-type="float" office:value="0.0584745" calcext:value-type="float">
            <text:p>0.0584745</text:p>
          </table:table-cell>
          <table:table-cell/>
          <table:table-cell office:value-type="float" office:value="0.000929573" calcext:value-type="float">
            <text:p>0.000929573</text:p>
          </table:table-cell>
          <table:table-cell/>
          <table:table-cell office:value-type="float" office:value="0.0710453" calcext:value-type="float">
            <text:p>0.0710453</text:p>
          </table:table-cell>
          <table:table-cell/>
          <table:table-cell office:value-type="float" office:value="0.00189109" calcext:value-type="float">
            <text:p>0.00189109</text:p>
          </table:table-cell>
        </table:table-row>
        <table:table-row table:style-name="ro1">
          <table:table-cell table:number-columns-repeated="6"/>
          <table:table-cell office:value-type="float" office:value="1089" calcext:value-type="float">
            <text:p>1089</text:p>
          </table:table-cell>
          <table:table-cell office:value-type="float" office:value="0.0748863" calcext:value-type="float">
            <text:p>0.0748863</text:p>
          </table:table-cell>
          <table:table-cell office:value-type="float" office:value="51.5" calcext:value-type="float">
            <text:p>51.5</text:p>
          </table:table-cell>
          <table:table-cell office:value-type="float" office:value="0.00176057" calcext:value-type="float">
            <text:p>0.00176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23623" calcext:value-type="float">
            <text:p>0.0423623</text:p>
          </table:table-cell>
          <table:table-cell/>
          <table:table-cell office:value-type="float" office:value="0.000671261" calcext:value-type="float">
            <text:p>0.000671261</text:p>
          </table:table-cell>
          <table:table-cell/>
          <table:table-cell office:value-type="float" office:value="0.0584883" calcext:value-type="float">
            <text:p>0.0584883</text:p>
          </table:table-cell>
          <table:table-cell/>
          <table:table-cell office:value-type="float" office:value="0.000942339" calcext:value-type="float">
            <text:p>0.000942339</text:p>
          </table:table-cell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 table:number-columns-spanned="5" table:number-rows-spanned="1">
            <text:p>VUV3,-110°C</text:p>
          </table:table-cell>
          <table:covered-table-cell table:number-columns-repeated="4"/>
          <table:table-cell table:number-columns-repeated="18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/>
          <table:table-cell office:value-type="float" office:value="0.0748863" calcext:value-type="float">
            <text:p>0.0748863</text:p>
          </table:table-cell>
          <table:table-cell/>
          <table:table-cell office:value-type="float" office:value="0.00176057" calcext:value-type="float">
            <text:p>0.00176057</text:p>
          </table:table-cell>
          <table:table-cell table:number-columns-repeated="14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0293984" calcext:value-type="float">
            <text:p>0.0293984</text:p>
          </table:table-cell>
          <table:table-cell office:value-type="float" office:value="48.5" calcext:value-type="float">
            <text:p>48.5</text:p>
          </table:table-cell>
          <table:table-cell office:value-type="float" office:value="0.000595388" calcext:value-type="float">
            <text:p>0.0005953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752041" calcext:value-type="float">
            <text:p>0.0752041</text:p>
          </table:table-cell>
          <table:table-cell/>
          <table:table-cell office:value-type="float" office:value="0.00192572" calcext:value-type="float">
            <text:p>0.00192572</text:p>
          </table:table-cell>
          <table:table-cell table:number-columns-repeated="14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0335134" calcext:value-type="float">
            <text:p>0.0335134</text:p>
          </table:table-cell>
          <table:table-cell office:value-type="float" office:value="49" calcext:value-type="float">
            <text:p>49</text:p>
          </table:table-cell>
          <table:table-cell office:value-type="float" office:value="0.000635067" calcext:value-type="float">
            <text:p>0.0006350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0373563" calcext:value-type="float">
            <text:p>0.0373563</text:p>
          </table:table-cell>
          <table:table-cell office:value-type="float" office:value="49.5" calcext:value-type="float">
            <text:p>49.5</text:p>
          </table:table-cell>
          <table:table-cell office:value-type="float" office:value="0.000715777" calcext:value-type="float">
            <text:p>0.00071577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0412225" calcext:value-type="float">
            <text:p>0.0412225</text:p>
          </table:table-cell>
          <table:table-cell office:value-type="float" office:value="50" calcext:value-type="float">
            <text:p>50</text:p>
          </table:table-cell>
          <table:table-cell office:value-type="float" office:value="0.000629866" calcext:value-type="float">
            <text:p>0.0006298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0452757" calcext:value-type="float">
            <text:p>0.0452757</text:p>
          </table:table-cell>
          <table:table-cell office:value-type="float" office:value="50.5" calcext:value-type="float">
            <text:p>50.5</text:p>
          </table:table-cell>
          <table:table-cell office:value-type="float" office:value="0.000792846" calcext:value-type="float">
            <text:p>0.0007928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0501518" calcext:value-type="float">
            <text:p>0.0501518</text:p>
          </table:table-cell>
          <table:table-cell office:value-type="float" office:value="51" calcext:value-type="float">
            <text:p>51</text:p>
          </table:table-cell>
          <table:table-cell office:value-type="float" office:value="0.00141447" calcext:value-type="float">
            <text:p>0.0014144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0537853" calcext:value-type="float">
            <text:p>0.0537853</text:p>
          </table:table-cell>
          <table:table-cell office:value-type="float" office:value="51.5" calcext:value-type="float">
            <text:p>51.5</text:p>
          </table:table-cell>
          <table:table-cell office:value-type="float" office:value="0.00114197" calcext:value-type="float">
            <text:p>0.001141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0574518" calcext:value-type="float">
            <text:p>0.0574518</text:p>
          </table:table-cell>
          <table:table-cell office:value-type="float" office:value="52" calcext:value-type="float">
            <text:p>52</text:p>
          </table:table-cell>
          <table:table-cell office:value-type="float" office:value="0.00122511" calcext:value-type="float">
            <text:p>0.001225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061298" calcext:value-type="float">
            <text:p>0.061298</text:p>
          </table:table-cell>
          <table:table-cell office:value-type="float" office:value="52.5" calcext:value-type="float">
            <text:p>52.5</text:p>
          </table:table-cell>
          <table:table-cell office:value-type="float" office:value="0.00132668" calcext:value-type="float">
            <text:p>0.001326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065269" calcext:value-type="float">
            <text:p>0.065269</text:p>
          </table:table-cell>
          <table:table-cell office:value-type="float" office:value="53" calcext:value-type="float">
            <text:p>53</text:p>
          </table:table-cell>
          <table:table-cell office:value-type="float" office:value="0.00103391" calcext:value-type="float">
            <text:p>0.001033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702038" calcext:value-type="float">
            <text:p>0.0702038</text:p>
          </table:table-cell>
          <table:table-cell office:value-type="float" office:value="53.5" calcext:value-type="float">
            <text:p>53.5</text:p>
          </table:table-cell>
          <table:table-cell office:value-type="float" office:value="0.00299424" calcext:value-type="float">
            <text:p>0.002994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</table:table>
      <table:table table:name="Sheet3" table:style-name="ta1">
        <table:shapes>
          <draw:frame draw:z-index="0" draw:style-name="gr1" draw:text-style-name="P1" svg:width="6.2988in" svg:height="3.5429in" svg:x="0.9283in" svg:y="2.1724in">
            <draw:object draw:notify-on-update-of-ranges="Sheet3.C3:Sheet3.C10 Sheet3.B3:Sheet3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 table:number-columns-spanned="5" table:number-rows-spanned="1">
            <text:p>MEG, 26°C</text:p>
          </table:table-cell>
          <table:covered-table-cell table:number-columns-repeated="4"/>
          <table:table-cell/>
          <table:table-cell table:number-columns-spanned="5" table:number-rows-spanned="1"/>
          <table:covered-table-cell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 table:number-columns-repeated="16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3" table:number-columns-repeated="2"/>
          <table:table-cell table:number-columns-repeated="6"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 table:style-name="ce3" office:value-type="float" office:value="0.00398211" calcext:value-type="float">
            <text:p>3.98E-00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.00599" calcext:value-type="float">
            <text:p>0.00599</text:p>
          </table:table-cell>
          <table:table-cell office:value-type="float" office:value="65.4" calcext:value-type="float">
            <text:p>65.4</text:p>
          </table:table-cell>
          <table:table-cell table:number-columns-repeated="3"/>
          <table:table-cell table:style-name="ce3" table:number-columns-repeated="2"/>
          <table:table-cell table:number-columns-repeated="6"/>
          <table:table-cell table:style-name="ce3"/>
          <table:table-cell table:number-columns-repeated="6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65.8" calcext:value-type="float">
            <text:p>65.8</text:p>
          </table:table-cell>
          <table:table-cell table:number-columns-repeated="3"/>
          <table:table-cell table:style-name="ce3"/>
          <table:table-cell table:number-columns-repeated="7"/>
          <table:table-cell table:style-name="ce3"/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66.2" calcext:value-type="float">
            <text:p>66.2</text:p>
          </table:table-cell>
          <table:table-cell table:number-columns-repeated="13"/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.012" calcext:value-type="float">
            <text:p>0.012</text:p>
          </table:table-cell>
          <table:table-cell office:value-type="float" office:value="66.6" calcext:value-type="float">
            <text:p>66.6</text:p>
          </table:table-cell>
          <table:table-cell table:number-columns-repeated="11"/>
          <table:table-cell table:style-name="ce3"/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476" calcext:value-type="float">
            <text:p>1476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8"/>
        </table:table-row>
        <table:table-row table:style-name="ro1">
          <table:table-cell office:value-type="float" office:value="1477" calcext:value-type="float">
            <text:p>1477</text:p>
          </table:table-cell>
          <table:table-cell/>
          <table:table-cell office:value-type="float" office:value="67.4" calcext:value-type="float">
            <text:p>67.4</text:p>
          </table:table-cell>
          <table:table-cell table:number-columns-repeated="11"/>
          <table:table-cell table:style-name="ce3"/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office:value-type="float" office:value="1478" calcext:value-type="float">
            <text:p>1478</text:p>
          </table:table-cell>
          <table:table-cell/>
          <table:table-cell office:value-type="float" office:value="67.8" calcext:value-type="float">
            <text:p>67.8</text:p>
          </table:table-cell>
          <table:table-cell table:number-columns-repeated="3"/>
          <table:table-cell table:number-columns-spanned="5" table:number-rows-spanned="1"/>
          <table:covered-table-cell table:number-columns-repeated="4"/>
          <table:table-cell table:number-columns-repeated="10"/>
        </table:table-row>
        <table:table-row table:style-name="ro1">
          <table:table-cell table:number-columns-repeated="10"/>
          <table:table-cell table:style-name="ce4"/>
          <table:table-cell table:number-columns-repeated="10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14"/>
          <table:table-cell table:style-name="ce3" table:number-columns-repeated="2"/>
          <table:table-cell table:number-columns-repeated="5"/>
        </table:table-row>
        <table:table-row table:style-name="ro1" table:number-rows-repeated="8">
          <table:table-cell table:number-columns-repeated="21"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  <table:table-cell table:number-columns-spanned="5" table:number-rows-spanned="1"/>
          <table:covered-table-cell table:number-columns-repeated="4"/>
          <table:table-cell table:number-columns-repeated="10"/>
        </table:table-row>
        <table:table-row table:style-name="ro1" table:number-rows-repeated="14">
          <table:table-cell table:number-columns-repeated="21"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  <table:table-cell table:number-columns-spanned="5" table:number-rows-spanned="1"/>
          <table:covered-table-cell table:number-columns-repeated="4"/>
          <table:table-cell table:number-columns-repeated="10"/>
        </table:table-row>
        <table:table-row table:style-name="ro1" table:number-rows-repeated="13">
          <table:table-cell table:number-columns-repeated="21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6"/>
        </table:table-row>
      </table:table>
      <table:table table:name="Sheet4" table:style-name="ta1">
        <office:forms form:automatic-focus="false" form:apply-design-mode="false"/>
        <table:table-column table:style-name="co1" table:number-columns-repeated="18" table:default-cell-style-name="Default"/>
        <table:table-row table:style-name="ro1">
          <table:table-cell office:value-type="string" calcext:value-type="string" table:number-columns-spanned="5" table:number-rows-spanned="1">
            <text:p>MEG, 26°C</text:p>
          </table:table-cell>
          <table:covered-table-cell table:number-columns-repeated="4"/>
          <table:table-cell/>
          <table:table-cell office:value-type="string" calcext:value-type="string" table:number-columns-spanned="5" table:number-rows-spanned="1">
            <text:p>MEG, 0°C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rror voltage</text:p>
          </table:table-cell>
          <table:table-cell table:number-columns-repeated="7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.00437584" calcext:value-type="float">
            <text:p>0.00437584</text:p>
          </table:table-cell>
          <table:table-cell office:value-type="float" office:value="65" calcext:value-type="float">
            <text:p>65</text:p>
          </table:table-cell>
          <table:table-cell office:value-type="float" office:value="0.000746258" calcext:value-type="float">
            <text:p>0.000746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0.00763867" calcext:value-type="float">
            <text:p>0.00763867</text:p>
          </table:table-cell>
          <table:table-cell office:value-type="float" office:value="59.4" calcext:value-type="float">
            <text:p>59.4</text:p>
          </table:table-cell>
          <table:table-cell office:value-type="float" office:value="0.000400073" calcext:value-type="float">
            <text:p>0.000400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style-name="ce3" office:value-type="float" office:value="0.00762274" calcext:value-type="float">
            <text:p>7.62E-003</text:p>
          </table:table-cell>
          <table:table-cell table:style-name="ce3" office:value-type="float" office:value="0.000388502" calcext:value-type="float">
            <text:p>3.89E-004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.0059922" calcext:value-type="float">
            <text:p>0.0059922</text:p>
          </table:table-cell>
          <table:table-cell office:value-type="float" office:value="65.4" calcext:value-type="float">
            <text:p>65.4</text:p>
          </table:table-cell>
          <table:table-cell office:value-type="float" office:value="0.000949238" calcext:value-type="float">
            <text:p>0.000949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51" calcext:value-type="float">
            <text:p>1651</text:p>
          </table:table-cell>
          <table:table-cell office:value-type="float" office:value="0.0133672" calcext:value-type="float">
            <text:p>0.0133672</text:p>
          </table:table-cell>
          <table:table-cell office:value-type="float" office:value="59.8" calcext:value-type="float">
            <text:p>59.8</text:p>
          </table:table-cell>
          <table:table-cell office:value-type="float" office:value="0.000653056" calcext:value-type="float">
            <text:p>0.000653056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.0135103" calcext:value-type="float">
            <text:p>1.35E-002</text:p>
          </table:table-cell>
          <table:table-cell table:style-name="ce3" office:value-type="float" office:value="0.00166856" calcext:value-type="float">
            <text:p>1.67E-003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-5.03695" calcext:value-type="float">
            <text:p>-5.03695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.00589194" calcext:value-type="float">
            <text:p>0.00589194</text:p>
          </table:table-cell>
          <table:table-cell office:value-type="float" office:value="65.8" calcext:value-type="float">
            <text:p>65.8</text:p>
          </table:table-cell>
          <table:table-cell office:value-type="float" office:value="0.000649301" calcext:value-type="float">
            <text:p>0.0006493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float" office:value="0.0150707" calcext:value-type="float">
            <text:p>0.0150707</text:p>
          </table:table-cell>
          <table:table-cell office:value-type="float" office:value="60.2" calcext:value-type="float">
            <text:p>60.2</text:p>
          </table:table-cell>
          <table:table-cell office:value-type="float" office:value="0.000609415" calcext:value-type="float">
            <text:p>0.0006094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-inf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.00961203" calcext:value-type="float">
            <text:p>0.00961203</text:p>
          </table:table-cell>
          <table:table-cell office:value-type="float" office:value="66.2" calcext:value-type="float">
            <text:p>66.2</text:p>
          </table:table-cell>
          <table:table-cell office:value-type="float" office:value="0.00149304" calcext:value-type="float">
            <text:p>0.00149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53" calcext:value-type="float">
            <text:p>1653</text:p>
          </table:table-cell>
          <table:table-cell office:value-type="float" office:value="0.0172576" calcext:value-type="float">
            <text:p>0.0172576</text:p>
          </table:table-cell>
          <table:table-cell office:value-type="float" office:value="60.6" calcext:value-type="float">
            <text:p>60.6</text:p>
          </table:table-cell>
          <table:table-cell office:value-type="float" office:value="0.00391889" calcext:value-type="float">
            <text:p>0.003918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.0126712" calcext:value-type="float">
            <text:p>0.0126712</text:p>
          </table:table-cell>
          <table:table-cell office:value-type="float" office:value="66.6" calcext:value-type="float">
            <text:p>66.6</text:p>
          </table:table-cell>
          <table:table-cell office:value-type="float" office:value="0.00124175" calcext:value-type="float">
            <text:p>0.00124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6.7232" calcext:value-type="float">
            <text:p>5.67E+001</text:p>
          </table:table-cell>
          <table:table-cell table:style-name="ce3" office:value-type="float" office:value="1.60773" calcext:value-type="float">
            <text:p>1.61E+000</text:p>
          </table:table-cell>
          <table:table-cell table:number-columns-repeated="9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.0228889" calcext:value-type="float">
            <text:p>0.0228889</text:p>
          </table:table-cell>
          <table:table-cell office:value-type="float" office:value="67" calcext:value-type="float">
            <text:p>67</text:p>
          </table:table-cell>
          <table:table-cell office:value-type="float" office:value="0.0027705" calcext:value-type="float">
            <text:p>0.002770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float" office:value="50.35" calcext:value-type="float">
            <text:p>50.3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0.85" calcext:value-type="float">
            <text:p>50.85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1.35" calcext:value-type="float">
            <text:p>51.3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1.85" calcext:value-type="float">
            <text:p>51.85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2.35" calcext:value-type="float">
            <text:p>52.3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2.85" calcext:value-type="float">
            <text:p>52.85</text:p>
          </table:table-cell>
          <table:table-cell office:value-type="float" office:value="2.5" calcext:value-type="float">
            <text:p>2.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3.35" calcext:value-type="float">
            <text:p>53.3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3.85" calcext:value-type="float">
            <text:p>53.85</text:p>
          </table:table-cell>
          <table:table-cell office:value-type="float" office:value="3.5" calcext:value-type="float">
            <text:p>3.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4.35" calcext:value-type="float">
            <text:p>54.3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4.85" calcext:value-type="float">
            <text:p>54.85</text:p>
          </table:table-cell>
          <table:table-cell office:value-type="float" office:value="4.5" calcext:value-type="float">
            <text:p>4.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5.35" calcext:value-type="float">
            <text:p>55.3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5.85" calcext:value-type="float">
            <text:p>55.85</text:p>
          </table:table-cell>
          <table:table-cell office:value-type="float" office:value="5.5" calcext:value-type="float">
            <text:p>5.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6.35" calcext:value-type="float">
            <text:p>56.3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6.85" calcext:value-type="float">
            <text:p>56.85</text:p>
          </table:table-cell>
          <table:table-cell office:value-type="float" office:value="6.5" calcext:value-type="float">
            <text:p>6.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7.35" calcext:value-type="float">
            <text:p>57.3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7.85" calcext:value-type="float">
            <text:p>57.85</text:p>
          </table:table-cell>
          <table:table-cell office:value-type="float" office:value="7.5" calcext:value-type="float">
            <text:p>7.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8.35" calcext:value-type="float">
            <text:p>58.3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8.85" calcext:value-type="float">
            <text:p>58.85</text:p>
          </table:table-cell>
          <table:table-cell office:value-type="float" office:value="8.5" calcext:value-type="float">
            <text:p>8.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9.35" calcext:value-type="float">
            <text:p>59.35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59.85" calcext:value-type="float">
            <text:p>59.85</text:p>
          </table:table-cell>
          <table:table-cell office:value-type="float" office:value="9.5" calcext:value-type="float">
            <text:p>9.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60.35" calcext:value-type="float">
            <text:p>60.35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60.85" calcext:value-type="float">
            <text:p>60.85</text:p>
          </table:table-cell>
          <table:table-cell office:value-type="float" office:value="10.5" calcext:value-type="float">
            <text:p>10.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61.35" calcext:value-type="float">
            <text:p>61.35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61.85" calcext:value-type="float">
            <text:p>61.85</text:p>
          </table:table-cell>
          <table:table-cell office:value-type="float" office:value="11.5" calcext:value-type="float">
            <text:p>11.5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62.35" calcext:value-type="float">
            <text:p>62.35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 style:data-style-name="N2" text:time-value="10:47:31.921973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08:34:42.306529657</meta:creation-date>
    <dc:date>2015-08-12T20:15:30.027213281</dc:date>
    <meta:editing-duration>P1DT7H49M20S</meta:editing-duration>
    <meta:editing-cycles>116</meta:editing-cycles>
    <meta:generator>LibreOffice/4.2.8.2$Linux_X86_64 LibreOffice_project/420m0$Build-2</meta:generator>
    <meta:print-date>2015-08-12T10:58:18.525164206</meta:print-date>
    <meta:document-statistic meta:table-count="4" meta:cell-count="9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454cm" style:legend-expansion="high" chart:style-name="ch2"/>
        <chart:plot-area chart:style-name="ch3" table:cell-range-address="Sheet1.A1:Sheet1.A16 Sheet1.C1:Sheet1.D16" svg:x="0.32cm" svg:y="0.18cm" svg:width="11.264cm" svg:height="8.64cm">
          <chartooo:coordinate-region svg:x="1.418cm" svg:y="0.379cm" svg:width="9.9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6" chart:class="chart:scatter">
            <chart:domain table:cell-range-address="Sheet1.A1:Sheet1.A16"/>
            <chart:regression-curve chart:style-name="ch7">
              <chart:equation chart:display-equation="true" chart:display-r-square="false" svg:x="1.528cm" svg:y="0.572cm"/>
            </chart:regression-curve>
            <chart:data-point chart:repeated="16"/>
          </chart:series>
          <chart:series chart:style-name="ch8" chart:values-cell-range-address="Sheet1.D1:Sheet1.D16" chart:class="chart:scatter">
            <chart:domain table:cell-range-address="Sheet1.J1:Sheet1.J17"/>
            <chart:regression-curve chart:style-name="ch9">
              <chart:equation chart:display-equation="true" chart:display-r-square="false"/>
            </chart:regression-curve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6</svg:desc>
                </draw:g>
              </table:table-cell>
              <table:table-cell office:value-type="float" office:value="0.00296159">
                <text:p>0.00296159</text:p>
                <draw:g>
                  <svg:desc>Sheet1.C1:Sheet1.C16</svg:desc>
                </draw:g>
              </table:table-cell>
              <table:table-cell office:value-type="float" office:value="0.065">
                <text:p>0.065</text:p>
                <draw:g>
                  <svg:desc>Sheet1.J1:Sheet1.J17</svg:desc>
                </draw:g>
              </table:table-cell>
              <table:table-cell office:value-type="float" office:value="0.00315307">
                <text:p>0.00315307</text:p>
                <draw:g>
                  <svg:desc>Sheet1.D1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0444183">
                <text:p>0.00444183</text:p>
              </table:table-cell>
              <table:table-cell office:value-type="float" office:value="0.165">
                <text:p>0.165</text:p>
              </table:table-cell>
              <table:table-cell office:value-type="float" office:value="0.00658523">
                <text:p>0.00658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0720605">
                <text:p>0.00720605</text:p>
              </table:table-cell>
              <table:table-cell office:value-type="float" office:value="0.265">
                <text:p>0.265</text:p>
              </table:table-cell>
              <table:table-cell office:value-type="float" office:value="0.0106987">
                <text:p>0.0106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124641">
                <text:p>0.0124641</text:p>
              </table:table-cell>
              <table:table-cell office:value-type="float" office:value="0.365">
                <text:p>0.365</text:p>
              </table:table-cell>
              <table:table-cell office:value-type="float" office:value="0.0129793">
                <text:p>0.0129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136333">
                <text:p>0.0136333</text:p>
              </table:table-cell>
              <table:table-cell office:value-type="float" office:value="0.465">
                <text:p>0.465</text:p>
              </table:table-cell>
              <table:table-cell office:value-type="float" office:value="0.0156842">
                <text:p>0.0156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161643">
                <text:p>0.0161643</text:p>
              </table:table-cell>
              <table:table-cell office:value-type="float" office:value="0.565">
                <text:p>0.565</text:p>
              </table:table-cell>
              <table:table-cell office:value-type="float" office:value="0.0177546">
                <text:p>0.0177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179892">
                <text:p>0.0179892</text:p>
              </table:table-cell>
              <table:table-cell office:value-type="float" office:value="0.665">
                <text:p>0.665</text:p>
              </table:table-cell>
              <table:table-cell office:value-type="float" office:value="0.0204099">
                <text:p>0.0204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200164">
                <text:p>0.0200164</text:p>
              </table:table-cell>
              <table:table-cell office:value-type="float" office:value="0.765">
                <text:p>0.765</text:p>
              </table:table-cell>
              <table:table-cell office:value-type="float" office:value="0.0212578">
                <text:p>0.0212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209318">
                <text:p>0.0209318</text:p>
              </table:table-cell>
              <table:table-cell office:value-type="float" office:value="0.865">
                <text:p>0.865</text:p>
              </table:table-cell>
              <table:table-cell office:value-type="float" office:value="0.0238147">
                <text:p>0.0238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221079">
                <text:p>0.0221079</text:p>
              </table:table-cell>
              <table:table-cell office:value-type="float" office:value="0.965">
                <text:p>0.965</text:p>
              </table:table-cell>
              <table:table-cell office:value-type="float" office:value="0.0248688">
                <text:p>0.0248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24412">
                <text:p>0.024412</text:p>
              </table:table-cell>
              <table:table-cell office:value-type="float" office:value="1.065">
                <text:p>1.065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0275">
                <text:p>0.0275</text:p>
              </table:table-cell>
              <table:table-cell office:value-type="float" office:value="1.165">
                <text:p>1.165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0304">
                <text:p>0.0304</text:p>
              </table:table-cell>
              <table:table-cell office:value-type="float" office:value="1.265">
                <text:p>1.265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0324">
                <text:p>0.0324</text:p>
              </table:table-cell>
              <table:table-cell office:value-type="float" office:value="1.365">
                <text:p>1.365</text:p>
              </table:table-cell>
              <table:table-cell office:value-type="float" office:value="0.0351">
                <text:p>0.0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0345553">
                <text:p>0.0345553</text:p>
              </table:table-cell>
              <table:table-cell office:value-type="float" office:value="1.465">
                <text:p>1.465</text:p>
              </table:table-cell>
              <table:table-cell office:value-type="float" office:value="0.0389">
                <text:p>0.03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362">
                <text:p>0.0362</text:p>
              </table:table-cell>
              <table:table-cell office:value-type="float" office:value="1.565">
                <text:p>1.565</text:p>
              </table:table-cell>
              <table:table-cell office:value-type="float" office:value="0.0398">
                <text:p>0.0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904cm" svg:y="3.952cm" style:legend-expansion="high" chart:style-name="ch2"/>
        <chart:plot-area chart:style-name="ch3" table:cell-range-address="Sheet3.B3:Sheet3.C10" svg:x="0.32cm" svg:y="-0.199cm" svg:width="11.263cm" svg:height="8.638cm">
          <chartooo:coordinate-region svg:x="1.418cm" svg:y="0cm" svg:width="9.978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3:Sheet3.B10" chart:class="chart:scatter">
            <chart:domain table:cell-range-address="Sheet3.C3:Sheet3.C10"/>
            <chart:regression-curve chart:style-name="ch7">
              <chart:equation chart:display-equation="true" chart:display-r-square="false"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">
                <text:p>65</text:p>
                <draw:g>
                  <svg:desc>Sheet3.C3:Sheet3.C10</svg:desc>
                </draw:g>
              </table:table-cell>
              <table:table-cell office:value-type="float" office:value="0.00437">
                <text:p>0.00437</text:p>
                <draw:g>
                  <svg:desc>Sheet3.B3:Sheet3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.4">
                <text:p>65.4</text:p>
              </table:table-cell>
              <table:table-cell office:value-type="float" office:value="0.00599">
                <text:p>0.00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8">
                <text:p>65.8</text:p>
              </table:table-cell>
              <table:table-cell office:value-type="float" office:value="0.00589">
                <text:p>0.00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.2">
                <text:p>66.2</text:p>
              </table:table-cell>
              <table:table-cell office:value-type="float" office:value="0.00961">
                <text:p>0.00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.6">
                <text:p>66.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.4">
                <text:p>6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.8">
                <text:p>67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